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807cm" fo:min-width="1.501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75cm" fo:min-width="4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751cm" fo:min-width="0.451cm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6.25cm" fo:min-width="5.7cm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3.14cm" fo:min-width="15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</style:style>
    <style:style style:name="gr7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1.353cm" fo:min-width="1.501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.75cm" fo:min-width="4.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944cm" fo:min-width="1.501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358cm" fo:min-width="1.501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751cm" fo:min-width="0.815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751cm" fo:min-width="0.834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602cm" fo:min-width="1.352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75cm" fo:min-width="1.5cm"/>
    </style:style>
    <style:style style:name="gr16" style:family="graphic" style:parent-style-name="objectwithoutfill">
      <style:graphic-properties draw:marker-start="Arrow_20_concave" draw:marker-start-width="0.3cm" draw:marker-end="Arrow_20_concave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dddddd"/>
      <style:paragraph-properties fo:text-align="center"/>
      <style:text-properties fo:font-size="16pt"/>
    </style:style>
    <style:style style:name="P3" style:family="paragraph">
      <style:paragraph-properties fo:text-align="start"/>
      <style:text-properties fo:font-size="16pt"/>
    </style:style>
    <style:style style:name="P4" style:family="paragraph">
      <loext:graphic-properties draw:fill-color="#eeeeee"/>
      <style:paragraph-properties fo:text-align="start"/>
      <style:text-properties fo:font-size="16pt" style:font-size-asian="12pt" style:font-size-complex="12pt"/>
    </style:style>
    <style:style style:name="P5" style:family="paragraph">
      <loext:graphic-properties draw:fill-color="#dddddd"/>
      <style:paragraph-properties fo:text-align="center"/>
      <style:text-properties fo:font-size="16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cm" svg:height="2cm" svg:x="8.5cm" svg:y="16.03cm">
          <text:p text:style-name="P1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4" draw:id="id4" draw:layer="layout" svg:width="2cm" svg:height="2cm" svg:x="12.7cm" svg:y="16cm">
          <text:p text:style-name="P1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13" draw:id="id13" draw:layer="layout" svg:width="2cm" svg:height="2cm" svg:x="22.449cm" svg:y="4.475cm">
          <text:p text:style-name="P1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2" draw:id="id2" draw:layer="layout" svg:width="4.5cm" svg:height="2cm" svg:x="6cm" svg:y="13.03cm">
          <text:p text:style-name="P1">Catalogue Service</text:p>
          <text:p text:style-name="P1">Spring Boot Ap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.5cm" svg:height="2cm" svg:x="11.5cm" svg:y="13.03cm">
          <text:p text:style-name="P1">Game Service</text:p>
          <text:p text:style-name="P1">Spring Boot Ap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4.5cm" svg:height="2cm" svg:x="17cm" svg:y="13.03cm">
          <text:p text:style-name="P1">Sighting Service</text:p>
          <text:p text:style-name="P1">Spring Boot Ap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1.8cm" svg:height="2cm" svg:x="17.2cm" svg:y="16.03cm">
          <text:p text:style-name="P1">Mongo</text:p>
          <text:p text:style-name="P1">DB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4" draw:layer="layout" svg:width="6.2cm" svg:height="6.5cm" svg:x="22.5cm" svg:y="10cm">
          <text:p text:style-name="P3"><text:span text:style-name="T1">JHipster Conso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5" draw:id="id15" draw:layer="layout" svg:width="15.5cm" svg:height="3.39cm" svg:x="6cm" svg:y="4.01cm">
          <text:p text:style-name="P3"><text:span text:style-name="T1">Gateway Online Spring Boot Ap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27.7cm" svg:height="1cm" svg:x="1cm" svg:y="1cm">
          <text:p text:style-name="P1"><text:span text:style-name="T1">Brows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6" draw:layer="layout" svg:x1="1cm" svg:y1="3cm" svg:x2="28.675cm" svg:y2="2.999cm">
          <text:p/>
        </draw:line>
        <draw:custom-shape draw:style-name="gr8" draw:text-style-name="P5" xml:id="id14" draw:id="id14" draw:layer="layout" svg:width="2cm" svg:height="2cm" svg:x="22.497cm" svg:y="6.975cm">
          <text:p text:style-name="P1"><text:span text:style-name="T1">Elastic-</text:span></text:p>
          <text:p text:style-name="P1"><text:span text:style-name="T1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5" xml:id="id1" draw:id="id1" draw:layer="layout" svg:width="2cm" svg:height="2cm" svg:x="6cm" svg:y="16.03cm">
          <text:p text:style-name="P1"><text:span text:style-name="T1">Elastic-</text:span></text:p>
          <text:p text:style-name="P1"><text:span text:style-name="T1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5" xml:id="id8" draw:id="id8" draw:layer="layout" svg:width="2cm" svg:height="2cm" svg:x="19.5cm" svg:y="16.03cm">
          <text:p text:style-name="P1"><text:span text:style-name="T1">Elastic-</text:span></text:p>
          <text:p text:style-name="P1"><text:span text:style-name="T1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9" draw:text-style-name="P2" xml:id="id11" draw:id="id11" draw:layer="layout" svg:width="5cm" svg:height="2cm" svg:x="1cm" svg:y="9cm">
          <text:p text:style-name="P1">Consul (HashiCorp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2cm" svg:height="2cm" svg:x="2cm" svg:y="13cm">
          <text:p text:style-name="P1"><text:span text:style-name="T1">Kafka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5" draw:layer="layout" svg:width="2cm" svg:height="2cm" svg:x="26cm" svg:y="14cm">
          <text:p text:style-name="P1"><text:span text:style-name="T1">Elastic-</text:span></text:p>
          <text:p text:style-name="P1"><text:span text:style-name="T1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1" draw:text-style-name="P5" draw:layer="layout" svg:width="2cm" svg:height="2cm" svg:x="22.9cm" svg:y="14cm">
          <text:p text:style-name="P1"><text:span text:style-name="T1">Logstas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10" draw:id="id10" draw:layer="layout" svg:width="2cm" svg:height="2cm" svg:x="26cm" svg:y="11cm">
          <text:p text:style-name="P1"><text:span text:style-name="T1">Kiban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" draw:text-style-name="P5" draw:layer="layout" svg:width="2cm" svg:height="2cm" svg:x="23cm" svg:y="11cm">
          <text:p text:style-name="P1"><text:span text:style-name="T1">Zipki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8" draw:text-style-name="P2" draw:layer="layout" svg:width="2cm" svg:height="2cm" svg:x="2cm" svg:y="15.5cm">
          <text:p text:style-name="P1">Zookeeper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2" draw:layer="layout" svg:width="2cm" svg:height="2cm" svg:x="6.953cm" svg:y="5cm">
          <text:p text:style-name="P1">Angular</text:p>
          <text:p text:style-name="P1">App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2" draw:layer="layout" svg:width="2cm" svg:height="2cm" svg:x="13cm" svg:y="5cm">
          <text:p text:style-name="P1">Zuul / </text:p>
          <text:p text:style-name="P1">Ribb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12" draw:id="id12" draw:layer="layout" svg:width="2cm" svg:height="2cm" svg:x="18.4cm" svg:y="5cm">
          <text:p text:style-name="P1">Access</text:p>
          <text:p text:style-name="P1">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7" draw:layer="layout" svg:x1="7cm" svg:y1="16.03cm" svg:x2="8.25cm" svg:y2="15.03cm" draw:start-shape="id1" draw:start-glue-point="4" draw:end-shape="id2" draw:end-glue-point="6" svg:d="M7000 16030v-499h1250v-501" svg:viewBox="0 0 1251 1001">
          <text:p/>
        </draw:connector>
        <draw:connector draw:style-name="gr16" draw:text-style-name="P7" draw:layer="layout" svg:x1="9.5cm" svg:y1="16.03cm" svg:x2="8.25cm" svg:y2="15.03cm" draw:start-shape="id3" draw:start-glue-point="5" draw:end-shape="id2" draw:end-glue-point="6" svg:d="M9500 16030v-499h-1250v-501" svg:viewBox="0 0 1251 1001">
          <text:p/>
        </draw:connector>
        <draw:connector draw:style-name="gr16" draw:text-style-name="P7" draw:layer="layout" svg:x1="13.7cm" svg:y1="16cm" svg:x2="13.75cm" svg:y2="15.03cm" draw:start-shape="id4" draw:start-glue-point="5" draw:end-shape="id5" draw:end-glue-point="6" svg:d="M13700 16000v-484h50v-486" svg:viewBox="0 0 51 971">
          <text:p/>
        </draw:connector>
        <draw:connector draw:style-name="gr16" draw:text-style-name="P7" draw:layer="layout" svg:x1="18.1cm" svg:y1="16.03cm" svg:x2="19.25cm" svg:y2="15.03cm" draw:start-shape="id6" draw:start-glue-point="4" draw:end-shape="id7" draw:end-glue-point="6" svg:d="M18100 16030v-499h1150v-501" svg:viewBox="0 0 1151 1001">
          <text:p/>
        </draw:connector>
        <draw:connector draw:style-name="gr16" draw:text-style-name="P7" draw:layer="layout" svg:x1="20.5cm" svg:y1="16.03cm" svg:x2="19.25cm" svg:y2="15.03cm" draw:start-shape="id8" draw:start-glue-point="4" draw:end-shape="id7" draw:end-glue-point="6" svg:d="M20500 16030v-499h-1250v-501" svg:viewBox="0 0 1251 1001">
          <text:p/>
        </draw:connector>
        <draw:connector draw:style-name="gr17" draw:text-style-name="P7" draw:layer="layout" draw:type="curve" draw:line-skew="-3.401cm" svg:x1="14.85cm" svg:y1="2cm" svg:x2="27cm" svg:y2="11cm" draw:start-shape="id9" draw:end-shape="id10" draw:end-glue-point="4" svg:d="M14850 2000c0 1650 12150-2850 12150 9000" svg:viewBox="0 0 12151 9001">
          <text:p/>
        </draw:connector>
        <draw:connector draw:style-name="gr17" draw:text-style-name="P7" draw:layer="layout" draw:type="curve" draw:line-skew="-2.601cm" svg:x1="14.85cm" svg:y1="2cm" svg:x2="3.5cm" svg:y2="9cm" draw:start-shape="id9" draw:start-glue-point="6" draw:end-shape="id11" draw:end-glue-point="4" svg:d="M14850 2000c0 1350-11350-2150-11350 7000" svg:viewBox="0 0 11351 7001">
          <text:p/>
        </draw:connector>
        <draw:connector draw:style-name="gr16" draw:text-style-name="P7" draw:layer="layout" draw:line-skew="0.475cm" svg:x1="20.4cm" svg:y1="6cm" svg:x2="22.449cm" svg:y2="5.475cm" draw:start-shape="id12" draw:end-shape="id13" draw:end-glue-point="6" svg:d="M20400 6000h1500v-525h549" svg:viewBox="0 0 2050 526">
          <text:p/>
        </draw:connector>
        <draw:connector draw:style-name="gr16" draw:text-style-name="P7" draw:layer="layout" draw:line-skew="0.451cm" svg:x1="22.497cm" svg:y1="7.975cm" svg:x2="20.4cm" svg:y2="6cm" draw:start-shape="id14" draw:start-glue-point="5" draw:end-shape="id12" draw:end-glue-point="7" svg:d="M22497 7975h-597v-1975h-1500" svg:viewBox="0 0 2098 1976">
          <text:p/>
        </draw:connector>
        <draw:connector draw:style-name="gr17" draw:text-style-name="P7" draw:layer="layout" draw:type="curve" svg:x1="14.85cm" svg:y1="2cm" svg:x2="13.75cm" svg:y2="4.01cm" draw:start-shape="id9" draw:start-glue-point="6" draw:end-shape="id15" svg:d="M14850 2000c0 1509-1100 504-1100 2010" svg:viewBox="0 0 1101 20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5T21:02:23.334859498</meta:creation-date>
    <dc:date>2020-02-26T13:08:35.889820697</dc:date>
    <meta:editing-duration>PT58M28S</meta:editing-duration>
    <meta:editing-cycles>15</meta:editing-cycles>
    <meta:generator>LibreOffice/6.0.7.3$Linux_X86_64 LibreOffice_project/00m0$Build-3</meta:generator>
    <meta:document-statistic meta:object-count="34"/>
  </office:meta>
</office:document-meta>
</file>